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31a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im, é possível ampliar esse código, já que podemos usar para calcular o pre<text:span text:style-name="T1">ç</text:span>o das viagens de outros meios de transportes. Como o preço da corrida de um motoboy que foi o que use<text:span text:style-name="T1">i</text:span> como o novo códig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21:51:40.851510185</meta:creation-date>
    <dc:date>2022-04-11T21:52:50.160859075</dc:date>
    <meta:editing-duration>PT1M10S</meta:editing-duration>
    <meta:editing-cycles>1</meta:editing-cycles>
    <meta:document-statistic meta:table-count="0" meta:image-count="0" meta:object-count="0" meta:page-count="1" meta:paragraph-count="1" meta:word-count="38" meta:character-count="199" meta:non-whitespace-character-count="162"/>
    <meta:generator>LibreOffice/6.4.7.2$Linux_X86_64 LibreOffice_project/40$Build-2</meta:generator>
  </office:meta>
</office:document-meta>
</file>